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5,8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25,12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47" calcext:value-type="float">
            <text:p>3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,4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53" calcext:value-type="float">
            <text:p>28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,9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.02" calcext:value-type="float">
            <text:p>77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85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,4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.66" calcext:value-type="float">
            <text:p>112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,675</text:p>
          </table:table-cell>
          <table:table-cell/>
          <table:table-cell office:value-type="float" office:value="387" calcext:value-type="float">
            <text:p>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.91" calcext:value-type="float">
            <text:p>8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2,398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8.95" calcext:value-type="float">
            <text:p>48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1,2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1.57" calcext:value-type="float">
            <text:p>191.57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4,698</text:p>
          </table:table-cell>
          <table:table-cell/>
          <table:table-cell office:value-type="string" calcext:value-type="string">
            <text:p>1,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2.59" calcext:value-type="float">
            <text:p>142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,785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11" calcext:value-type="float">
            <text:p>32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33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3,109</text:p>
          </table:table-cell>
          <table:table-cell office:value-type="string" calcext:value-type="string">
            <text:p>2,09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.29" calcext:value-type="float">
            <text:p>25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,806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3,167</text:p>
          </table:table-cell>
          <table:table-cell/>
          <table:table-cell office:value-type="string" calcext:value-type="string">
            <text:p>11,182</text:p>
          </table:table-cell>
          <table:table-cell table:number-columns-repeated="2"/>
          <table:table-cell office:value-type="float" office:value="31.6" calcext:value-type="float">
            <text:p>31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3,6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56,832</text:p>
          </table:table-cell>
          <table:table-cell office:value-type="string" calcext:value-type="string">
            <text:p>11,351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24.87" calcext:value-type="float">
            <text:p>24.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87" calcext:value-type="float">
            <text:p>3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2,8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,3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112,883</text:p>
          </table:table-cell>
          <table:table-cell office:value-type="string" calcext:value-type="string">
            <text:p>14,275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2.83" calcext:value-type="float">
            <text:p>12.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11</meta:creation-date>
    <dc:date>2018-09-01T10:09:11</dc:date>
    <meta:generator>LibreOffice/5.1.6.2$Linux_X86_64 LibreOffice_project/10m0$Build-2</meta:generator>
    <meta:document-statistic meta:table-count="1" meta:cell-count="3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